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695cm" table:align="left"/>
    </style:style>
    <style:style style:name="Tabella1.A" style:family="table-column">
      <style:table-column-properties style:column-width="11.695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1.695cm" table:align="left"/>
    </style:style>
    <style:style style:name="Tabella2.A" style:family="table-column">
      <style:table-column-properties style:column-width="2.593cm"/>
    </style:style>
    <style:style style:name="Tabella2.B" style:family="table-column">
      <style:table-column-properties style:column-width="2.302cm"/>
    </style:style>
    <style:style style:name="Tabella2.C" style:family="table-column">
      <style:table-column-properties style:column-width="2.805cm"/>
    </style:style>
    <style:style style:name="Tabella2.D" style:family="table-column">
      <style:table-column-properties style:column-width="2.408cm"/>
    </style:style>
    <style:style style:name="Tabella2.E" style:family="table-column">
      <style:table-column-properties style:column-width="1.588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5bd69" officeooo:paragraph-rsid="0015bd69" style:font-size-asian="13pt" style:font-size-complex="13pt"/>
    </style:style>
    <style:style style:name="P2" style:family="paragraph" style:parent-style-name="Table_20_Contents">
      <style:text-properties fo:font-size="13pt" officeooo:rsid="0015bd69" officeooo:paragraph-rsid="0015bd69" style:font-size-asian="13pt" style:font-size-complex="13pt"/>
    </style:style>
    <style:style style:name="P3" style:family="paragraph" style:parent-style-name="Standard">
      <style:text-properties fo:font-size="13pt" fo:font-weight="normal" officeooo:rsid="002a1e48" officeooo:paragraph-rsid="002a1e48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e5f33" officeooo:paragraph-rsid="000e5f33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e6b1e" officeooo:paragraph-rsid="000e6b1e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19327" officeooo:paragraph-rsid="00119327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fb56e" officeooo:paragraph-rsid="000fb56e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1ba547" officeooo:paragraph-rsid="001ba547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3pt" fo:font-weight="normal" officeooo:rsid="0013c4c0" officeooo:paragraph-rsid="0013c4c0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13c4c0" officeooo:paragraph-rsid="0013c4c0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6b329" officeooo:paragraph-rsid="0016b329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18737b" officeooo:paragraph-rsid="0018737b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19eea6" officeooo:paragraph-rsid="0019eea6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1d29e7" officeooo:paragraph-rsid="001d29e7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1ed499" officeooo:paragraph-rsid="001ed499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20c54a" officeooo:paragraph-rsid="0020c54a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216c65" officeooo:paragraph-rsid="00216c65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26b36b" officeooo:paragraph-rsid="0026b36b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253d29" officeooo:paragraph-rsid="00253d29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fo:font-weight="normal" officeooo:rsid="0022e767" officeooo:paragraph-rsid="0022e767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293261" officeooo:paragraph-rsid="00293261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fo:font-weight="bold" officeooo:rsid="002a1e48" officeooo:paragraph-rsid="002a1e48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13pt" fo:font-weight="bold" officeooo:rsid="002c7c1c" officeooo:paragraph-rsid="002c7c1c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font-weight="bold" officeooo:rsid="002d0727" officeooo:paragraph-rsid="002d0727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fo:font-weight="bold" officeooo:rsid="001ba547" officeooo:paragraph-rsid="001ba547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weight="bold" officeooo:rsid="00119327" officeooo:paragraph-rsid="00119327" style:font-size-asian="13pt" style:font-weight-asian="bold" style:font-size-complex="13pt" style:font-weight-complex="bold"/>
    </style:style>
    <style:style style:name="P29" style:family="paragraph" style:parent-style-name="Standard">
      <style:text-properties fo:font-size="13pt" fo:font-weight="bold" officeooo:rsid="0013c4c0" officeooo:paragraph-rsid="0013c4c0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weight="bold" officeooo:rsid="0015bd69" officeooo:paragraph-rsid="0015bd69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weight="bold" officeooo:rsid="0019eea6" officeooo:paragraph-rsid="0019eea6" style:font-size-asian="13pt" style:font-weight-asian="bold" style:font-size-complex="13pt" style:font-weight-complex="bold"/>
    </style:style>
    <style:style style:name="P32" style:family="paragraph" style:parent-style-name="Standard">
      <style:text-properties fo:font-size="13pt" fo:font-weight="bold" officeooo:rsid="001d29e7" officeooo:paragraph-rsid="001d29e7" style:font-size-asian="13pt" style:font-weight-asian="bold" style:font-size-complex="13pt" style:font-weight-complex="bold"/>
    </style:style>
    <style:style style:name="P33" style:family="paragraph" style:parent-style-name="Standard">
      <style:text-properties fo:font-size="13pt" fo:font-weight="bold" officeooo:rsid="001d29e7" officeooo:paragraph-rsid="001ed499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20c54a" officeooo:paragraph-rsid="0020c54a" style:font-size-asian="13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bold" officeooo:rsid="00216c65" officeooo:paragraph-rsid="00216c65" style:font-size-asian="13pt" style:font-weight-asian="bold" style:font-size-complex="13pt" style:font-weight-complex="bold"/>
    </style:style>
    <style:style style:name="P36" style:family="paragraph" style:parent-style-name="Standard">
      <style:text-properties fo:font-size="13pt" fo:font-weight="bold" officeooo:rsid="0027f0d7" officeooo:paragraph-rsid="0027f0d7" style:font-size-asian="13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bold" officeooo:rsid="002da6c6" officeooo:paragraph-rsid="002da6c6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center" style:justify-single-word="false"/>
      <style:text-properties officeooo:rsid="000e5f33" officeooo:paragraph-rsid="000e5f33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0e5f33" officeooo:paragraph-rsid="000e5f33" style:font-weight-asian="bold" style:font-weight-complex="bold"/>
    </style:style>
    <style:style style:name="P40" style:family="paragraph" style:parent-style-name="Standard">
      <style:text-properties fo:font-size="13pt" fo:font-weight="normal" officeooo:rsid="002a1e48" officeooo:paragraph-rsid="002a1e48" style:font-size-asian="13pt" style:font-weight-asian="normal" style:font-size-complex="13pt" style:font-weight-complex="normal"/>
    </style:style>
    <style:style style:name="P41" style:family="paragraph" style:parent-style-name="Standard">
      <style:text-properties fo:font-size="13pt" fo:font-weight="normal" officeooo:rsid="002c7c1c" officeooo:paragraph-rsid="002c7c1c" style:font-size-asian="13pt" style:font-weight-asian="normal" style:font-size-complex="13pt" style:font-weight-complex="normal"/>
    </style:style>
    <style:style style:name="P42" style:family="paragraph" style:parent-style-name="Standard">
      <style:text-properties fo:font-size="13pt" fo:font-weight="normal" officeooo:rsid="002d0727" officeooo:paragraph-rsid="002d0727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size="13pt" fo:font-weight="normal" officeooo:rsid="002ef47d" officeooo:paragraph-rsid="002ef47d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size="13pt" fo:font-weight="bold" officeooo:rsid="002ef47d" officeooo:paragraph-rsid="002ef47d" style:font-size-asian="13pt" style:font-weight-asian="bold" style:font-size-complex="13pt" style:font-weight-complex="bold"/>
    </style:style>
    <style:style style:name="P4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d499" style:font-weight-asian="normal" style:font-weight-complex="normal"/>
    </style:style>
    <style:style style:name="T4" style:family="text">
      <style:text-properties fo:font-weight="normal" officeooo:rsid="00216c65" style:font-weight-asian="normal" style:font-weight-complex="normal"/>
    </style:style>
    <style:style style:name="T5" style:family="text">
      <style:text-properties officeooo:rsid="0021e27c"/>
    </style:style>
    <style:style style:name="T6" style:family="text">
      <style:text-properties style:text-position="super 58%" officeooo:rsid="002495ab"/>
    </style:style>
    <style:style style:name="T7" style:family="text">
      <style:text-properties officeooo:rsid="002495ab"/>
    </style:style>
    <style:style style:name="T8" style:family="text">
      <style:text-properties officeooo:rsid="0027f0d7"/>
    </style:style>
    <style:style style:name="T9" style:family="text">
      <style:text-properties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ORGANIZZAZIONE</text:p>
      <text:p text:style-name="P38"/>
      <text:p text:style-name="P38"/>
      <text:p text:style-name="P38"/>
      <text:p text:style-name="P4">Esempi di organizzazione: Famiglia, Azienda, Scuola, Stato.</text:p>
      <text:p text:style-name="P5"/>
      <text:p text:style-name="P6">Un imprenditore...</text:p>
      <text:p text:style-name="P6"/>
      <text:p text:style-name="P5"><text:span text:style-name="T1">Il processo</text:span>: insieme di attività collegate tra loro svolte con continuità col fine di raggiungere un obiettivo.</text:p>
      <text:p text:style-name="P6">Nel processo non 'è rischio ed è ripetitivo.</text:p>
      <text:p text:style-name="P6"/>
      <text:p text:style-name="P7">Un <text:span text:style-name="T1">progetto</text:span> è una <text:span text:style-name="T1">attività unica</text:span> e non di routine.</text:p>
      <text:p text:style-name="P7">Il progetto per essere realizzato deve avere un inizio ed una conclusione.</text:p>
      <text:p text:style-name="P6">Il progetto ha un budget.</text:p>
      <text:p text:style-name="P6"/>
      <text:p text:style-name="P27"><text:span text:style-name="T2">L'</text:span>Obiettivo<text:span text:style-name="T2"> è il risultato che si vuole raggiungere.</text:span></text:p>
      <text:p text:style-name="P8"/>
      <text:p text:style-name="P6"/>
      <text:p text:style-name="P9">COSTI – TEMPI -QUALITA'</text:p>
      <text:p text:style-name="P6">Bisogna avere un compromesso tra i tre obiettivi di <text:span text:style-name="T1">costi, qualità </text:span>e <text:span text:style-name="T1">tempo.</text:span></text:p>
      <text:p text:style-name="P5"/>
      <text:p text:style-name="P6">La differenza tra il progetto e il processo è il <text:span text:style-name="T1">rischio.</text:span></text:p>
      <text:p text:style-name="P28"/>
      <text:p text:style-name="P28"/>
      <text:p text:style-name="P29">Core Business: <text:span text:style-name="T2">cosa vuole fare l'imprenditore con la sua attività.</text:span></text:p>
      <text:p text:style-name="P10"/>
      <text:p text:style-name="P10"><text:tab/>Vincoli <text:s text:c="4"/>Risorse</text:p>
      <text:p text:style-name="P29"><text:span text:style-name="T2">Input -&gt; </text:span>PROCESSO<text:span text:style-name="T2"> -&gt; Output</text:span></text:p>
      <text:p text:style-name="P10"><text:tab/> <text:s text:c="5"/>Controlli</text:p>
      <text:p text:style-name="P10"/>
      <text:p text:style-name="P10"/>
      <text:p text:style-name="P29"><text:span text:style-name="T2">le </text:span>materie prime<text:span text:style-name="T2"> (input) sono date dai fornitori.</text:span></text:p>
      <text:p text:style-name="P29"><text:span text:style-name="T2">Con </text:span>controlli<text:span text:style-name="T2"> si intende i controlli di qualità.</text:span></text:p>
      <text:p text:style-name="P29"><text:span text:style-name="T2">Con Output si intende i </text:span>clienti.</text:p>
      <text:p text:style-name="P29"/>
      <text:p text:style-name="P11"/>
      <text:p text:style-name="P30">Porter:</text:p>
      <text:p text:style-name="P11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2"><draw:frame text:anchor-type="paragraph" draw:z-index="0" draw:name="Forma1" draw:style-name="gr1" draw:text-style-name="P45" svg:width="2.303cm" svg:height="0.927cm" draw:transform="rotate (0.879122344229544) translate (12.3525138888889cm 3.60009722222222cm)"><draw:text-box><text:p><text:span text:style-name="T9">Margine</text:span></text:p></draw:text-box></draw:frame>Infrastruttura </text:p>
          </table:table-cell>
        </table:table-row>
        <table:table-row>
          <table:table-cell table:style-name="Tabella1.A2" office:value-type="string">
            <text:p text:style-name="P12">Gestione risorse umane</text:p>
          </table:table-cell>
        </table:table-row>
        <table:table-row>
          <table:table-cell table:style-name="Tabella1.A2" office:value-type="string">
            <text:p text:style-name="P12">Sviluppo tecnologico</text:p>
          </table:table-cell>
        </table:table-row>
        <table:table-row>
          <table:table-cell table:style-name="Tabella1.A2" office:value-type="string">
            <text:p text:style-name="P1">Approvigionamenti</text:p>
          </table:table-cell>
        </table:table-row>
      </table:table>
      <text:p text:style-name="P3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2">Logistica in ingresso</text:p>
          </table:table-cell>
          <table:table-cell table:style-name="Tabella2.A1" office:value-type="string">
            <text:p text:style-name="P2">Operation </text:p>
          </table:table-cell>
          <table:table-cell table:style-name="Tabella2.A1" office:value-type="string">
            <text:p text:style-name="P2"><text:s/>Logistica in uscita </text:p>
          </table:table-cell>
          <table:table-cell table:style-name="Tabella2.A1" office:value-type="string">
            <text:p text:style-name="P2"><text:s/>Marketing e Vendite</text:p>
          </table:table-cell>
          <table:table-cell table:style-name="Tabella2.E1" office:value-type="string">
            <text:p text:style-name="P2">Servizi</text:p>
          </table:table-cell>
        </table:table-row>
      </table:table>
      <text:p text:style-name="P10"/>
      <text:p text:style-name="P13"><text:soft-page-break/>Margine: è la differenza tra le vendite e i costi.</text:p>
      <text:p text:style-name="P13"/>
      <text:p text:style-name="P14">ORGANIGRAMMA </text:p>
      <text:p text:style-name="P14">E' un documento per esprimere i soggetti di un azienda ed individuare che funzione svolgono e in quale ambito</text:p>
      <text:p text:style-name="P14"/>
      <text:p text:style-name="P31">PMO<text:span text:style-name="T2">: Ufficio che si dedica alla gestione del progetto.</text:span></text:p>
      <text:p text:style-name="P15"/>
      <text:p text:style-name="P27">Strutture organizzative: </text:p>
      <text:p text:style-name="P8">- per funzione</text:p>
      <text:p text:style-name="P8">- a matrice</text:p>
      <text:p text:style-name="P8">- divisioni</text:p>
      <text:p text:style-name="P8"/>
      <text:p text:style-name="P27">Tipi di valutazione di un progetto:</text:p>
      <text:p text:style-name="P8">- Economico</text:p>
      <text:p text:style-name="P8">- Temporale</text:p>
      <text:p text:style-name="P8">- Fattibilità tecnica</text:p>
      <text:p text:style-name="P8"/>
      <text:p text:style-name="P8">Bisogna fare un <text:span text:style-name="T1">piano di progetto:</text:span></text:p>
      <text:p text:style-name="P8"/>
      <text:p text:style-name="P8">vado a valutare i costi e i possibili ricavi</text:p>
      <text:p text:style-name="P8"/>
      <text:p text:style-name="P27">SAL<text:span text:style-name="T2"> <text:s/>(Stato avanzamento lavori)</text:span></text:p>
      <text:p text:style-name="P8">Punti in cui si va a verificare quanto ci si è avvicinati alla propria previsione.</text:p>
      <text:p text:style-name="P8"/>
      <text:p text:style-name="P32">Obiettivi SMART<text:span text:style-name="T2"> (Specific Measurable Achievable Realistic Time defined)</text:span></text:p>
      <text:p text:style-name="P16">Devono essere raggiungibili in maniera puntuale.</text:p>
      <text:p text:style-name="P16">Deve essere misurabile.</text:p>
      <text:p text:style-name="P16">Devono essere raggiungibili.</text:p>
      <text:p text:style-name="P16">Devono essere realistici.</text:p>
      <text:p text:style-name="P16">E ben definiti in un arco di tempo.</text:p>
      <text:p text:style-name="P16"/>
      <text:p text:style-name="P16"/>
      <text:p text:style-name="P32">Ciclo di vita del progetto:</text:p>
      <text:p text:style-name="P16"/>
      <text:p text:style-name="P33"><text:span text:style-name="T3">1)</text:span><text:span text:style-name="T2"> </text:span><text:span text:style-name="T3">P</text:span><text:span text:style-name="T2">ianificazione (Delle risorse) </text:span></text:p>
      <text:p text:style-name="P33"><text:span text:style-name="T3">2)</text:span><text:span text:style-name="T2"> </text:span><text:span text:style-name="T3">Progettazione (Output di prodotto o servizio)</text:span></text:p>
      <text:p text:style-name="P17">3) Realizzazione e test (Realizzazione del prototipo e controllo)</text:p>
      <text:p text:style-name="P17">4) Implementazione (Formazione degli operai)</text:p>
      <text:p text:style-name="P17">5) Revisione finale (Controllo tra quello programmato e l'effettivo risultato)</text:p>
      <text:p text:style-name="P17"/>
      <text:p text:style-name="P34"><text:span text:style-name="T2">Analisi </text:span>costi / benefici</text:p>
      <text:p text:style-name="P18"/>
      <text:p text:style-name="P34">Centro di costo<text:span text:style-name="T2"> </text:span><text:span text:style-name="T4">(Costi che vado ad utilizzare in un singolo progetto)</text:span></text:p>
      <text:p text:style-name="P18"/>
      <text:p text:style-name="P19">R – C <text:s/>(Ricavi – Costi)</text:p>
      <text:p text:style-name="P19"/>
      <text:p text:style-name="P19"/>
      <text:p text:style-name="P35"><text:soft-page-break/>Strumenti di analisi quantitativa</text:p>
      <text:p text:style-name="P35"/>
      <text:p text:style-name="P19">Analizzare in quanto tempo si riesce a rientrare dal mio investimento.</text:p>
      <text:p text:style-name="P19"/>
      <text:p text:style-name="P19">I = 300.000€</text:p>
      <text:p text:style-name="P19">R = 100.000€</text:p>
      <text:p text:style-name="P19"/>
      <text:p text:style-name="P19">PBP <text:span text:style-name="T5">(Payback Period ):<text:tab/></text:span>I / R = 3. Dal quarto anno in poi l'investimento sarà positivo.</text:p>
      <text:p text:style-name="P20">Break even: Punto di pareggio.</text:p>
      <text:p text:style-name="P20">Cf = Costi fissi (affitto magazzino, etc)</text:p>
      <text:p text:style-name="P21">Q = quantità.</text:p>
      <text:p text:style-name="P21"/>
      <text:p text:style-name="P22">R<text:span text:style-name="T7">t</text:span> = Ru x Q</text:p>
      <text:p text:style-name="P22">Ct = Cf + Cu</text:p>
      <text:p text:style-name="P22">Cv = C<text:span text:style-name="T8">vu</text:span> + Q</text:p>
      <text:p text:style-name="P22"/>
      <text:p text:style-name="P22">Cf + Cvu Q = RuQ</text:p>
      <text:p text:style-name="P22"/>
      <text:p text:style-name="P22">(Ru – Cvu)Q = Cf</text:p>
      <text:p text:style-name="P22">Q<text:span text:style-name="T6">x</text:span> = CF / (Ru – Cvu)</text:p>
      <text:p text:style-name="P22"/>
      <text:p text:style-name="P22"/>
      <text:p text:style-name="P36">Segnalazione adeguata di una difficoltà. </text:p>
      <text:p text:style-name="P23">Il project manager deve avere una visione di insieme del progetto.</text:p>
      <text:p text:style-name="P23">E' importante avere un atteggiamento propositivo perchè senno non verranno più segnalati i problemi per paura</text:p>
      <text:p text:style-name="P23"/>
      <text:p text:style-name="P24">Rischio: <text:span text:style-name="T2">probabilità che accada un evento negativo e provochi un danno.</text:span></text:p>
      <text:p text:style-name="P3"/>
      <text:p text:style-name="P24">Rischio interno: <text:span text:style-name="T2">dipendente dagli </text:span>Stake holders<text:span text:style-name="T2"> (tutti coloro che hanno interesse nella realizzazione del progetto) </text:span></text:p>
      <text:p text:style-name="P3"/>
      <text:p text:style-name="P3"/>
      <text:p text:style-name="P25">Sponsor<text:span text:style-name="T2"> in Gestione di Progetto: Un soggetto che si occupa della gestione del progetto dal lato dell'azienda. Il project manager deve rispondere a questo soggetto.</text:span></text:p>
      <text:p text:style-name="P41">- Gestisce le relazioni con l'esterno.</text:p>
      <text:p text:style-name="P41">- Garantisce che con quel progetto vengono soddisfatte tutte le richieste del cliente.</text:p>
      <text:p text:style-name="P41">- Si deve assicurare che il rischio sia minimizzato.</text:p>
      <text:p text:style-name="P41">- Deve garantire la coerenza tra la realizzazione del progetto e le politiche aziendali.</text:p>
      <text:p text:style-name="P42"/>
      <text:p text:style-name="P26">Program board<text:span text:style-name="T2">: comitato formato dal management aziendale</text:span></text:p>
      <text:p text:style-name="P42">Il compito è supervisionare il piano del progetto rispetto al finanziamento.</text:p>
      <text:p text:style-name="P42"/>
      <text:p text:style-name="P26"/>
      <text:p text:style-name="P37">I consulenti esterni:<text:span text:style-name="T2"> team esterno formato da tecnici specializzati.</text:span></text:p>
      <text:p text:style-name="P43"/>
      <text:p text:style-name="P43"/>
      <text:p text:style-name="P44">Diagramma di Gan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6M11S</meta:editing-duration>
    <meta:editing-cycles>16</meta:editing-cycles>
    <meta:generator>LibreOffice/5.2.1.2$Windows_x86 LibreOffice_project/31dd62db80d4e60af04904455ec9c9219178d620</meta:generator>
    <dc:date>2017-10-28T09:08:16.315000000</dc:date>
    <meta:document-statistic meta:table-count="2" meta:image-count="0" meta:object-count="0" meta:page-count="3" meta:paragraph-count="88" meta:word-count="582" meta:character-count="3650" meta:non-whitespace-character-count="3127"/>
    <meta:user-defined meta:name="Info 1"/>
    <meta:user-defined meta:name="Info 2"/>
    <meta:user-defined meta:name="Info 3"/>
    <meta:user-defined meta:name="Info 4"/>
  </office:meta>
</office:document-meta>
</file>